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officeooo:paragraph-rsid="001239bb" style:font-weight-asian="bold" style:font-weight-complex="bold"/>
    </style:style>
    <style:style style:name="P2" style:family="paragraph" style:parent-style-name="Standard">
      <style:paragraph-properties fo:text-align="start" style:justify-single-word="false"/>
      <style:text-properties fo:font-size="16pt" fo:font-weight="bold" officeooo:paragraph-rsid="001239bb"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size="16pt" fo:font-weight="bold" officeooo:paragraph-rsid="001239bb" style:font-size-asian="16pt" style:font-weight-asian="bold" style:font-size-complex="16pt" style:font-weight-complex="bold"/>
    </style:style>
    <style:style style:name="P4" style:family="paragraph" style:parent-style-name="Standard">
      <style:text-properties officeooo:paragraph-rsid="001239bb"/>
    </style:style>
    <style:style style:name="P5" style:family="paragraph" style:parent-style-name="Standard">
      <style:text-properties style:font-name="Times new roman" officeooo:paragraph-rsid="00128f54"/>
    </style:style>
    <style:style style:name="P6" style:family="paragraph" style:parent-style-name="Standard">
      <style:text-properties style:font-name="Times new roman" fo:font-weight="bold" officeooo:paragraph-rsid="00128f54" style:font-weight-asian="bold" style:font-weight-complex="bold"/>
    </style:style>
    <style:style style:name="P7" style:family="paragraph" style:parent-style-name="Standard">
      <style:text-properties style:font-name="Times new roman" fo:font-weight="bold" officeooo:paragraph-rsid="00158dcb" style:font-weight-asian="bold" style:font-weight-complex="bold"/>
    </style:style>
    <style:style style:name="P8" style:family="paragraph" style:parent-style-name="Standard">
      <style:text-properties style:font-name="Times new roman" fo:font-style="italic" fo:font-weight="normal" officeooo:rsid="00176c91" officeooo:paragraph-rsid="00176c91" style:font-style-asian="italic" style:font-weight-asian="normal" style:font-style-complex="italic" style:font-weight-complex="normal"/>
    </style:style>
    <style:style style:name="P9" style:family="paragraph" style:parent-style-name="Standard">
      <style:text-properties style:font-name="Times new roman" fo:font-style="normal" fo:font-weight="normal" officeooo:rsid="00185f51" officeooo:paragraph-rsid="002b84f9" style:font-style-asian="normal" style:font-weight-asian="normal" style:font-style-complex="normal" style:font-weight-complex="normal"/>
    </style:style>
    <style:style style:name="P10" style:family="paragraph" style:parent-style-name="Standard">
      <style:text-properties style:font-name="Times new roman" fo:font-style="normal" fo:font-weight="normal" officeooo:rsid="00185f51" officeooo:paragraph-rsid="001eb94c" style:font-style-asian="normal" style:font-weight-asian="normal" style:font-style-complex="normal" style:font-weight-complex="normal"/>
    </style:style>
    <style:style style:name="P11" style:family="paragraph" style:parent-style-name="Standard">
      <style:text-properties style:font-name="Times new roman" fo:font-style="normal" fo:font-weight="normal" officeooo:rsid="0019274b" officeooo:paragraph-rsid="002b84f9" style:font-style-asian="normal" style:font-weight-asian="normal" style:font-style-complex="normal" style:font-weight-complex="normal"/>
    </style:style>
    <style:style style:name="P12" style:family="paragraph" style:parent-style-name="Standard">
      <style:text-properties style:font-name="Times new roman" fo:font-style="normal" fo:font-weight="normal" officeooo:rsid="00280314" officeooo:paragraph-rsid="00280314" style:font-style-asian="normal" style:font-weight-asian="normal" style:font-style-complex="normal" style:font-weight-complex="normal"/>
    </style:style>
    <style:style style:name="P13" style:family="paragraph" style:parent-style-name="Standard">
      <style:text-properties style:font-name="Times new roman" fo:font-style="normal" fo:font-weight="normal" officeooo:rsid="00280314" officeooo:paragraph-rsid="0033282f" style:font-style-asian="normal" style:font-weight-asian="normal" style:font-style-complex="normal" style:font-weight-complex="normal"/>
    </style:style>
    <style:style style:name="P14" style:family="paragraph" style:parent-style-name="Standard">
      <style:text-properties style:font-name="Times new roman" fo:font-style="normal" fo:font-weight="normal" officeooo:rsid="0033282f" officeooo:paragraph-rsid="0033282f" style:font-style-asian="normal" style:font-weight-asian="normal" style:font-style-complex="normal" style:font-weight-complex="normal"/>
    </style:style>
    <style:style style:name="P15" style:family="paragraph" style:parent-style-name="Standard">
      <style:paragraph-properties fo:break-before="page"/>
      <style:text-properties fo:font-weight="bold" officeooo:paragraph-rsid="001239bb" style:font-weight-asian="bold" style:font-weight-complex="bold"/>
    </style:style>
    <style:style style:name="P16" style:family="paragraph" style:parent-style-name="Standard">
      <style:paragraph-properties fo:break-before="page"/>
      <style:text-properties style:font-name="Times new roman" fo:font-weight="bold" officeooo:paragraph-rsid="00128f54" style:font-weight-asian="bold" style:font-weight-complex="bold"/>
    </style:style>
    <style:style style:name="P17" style:family="paragraph" style:parent-style-name="Standard" style:list-style-name="L1">
      <style:text-properties style:font-name="Times new roman" fo:font-style="normal" fo:font-weight="normal" officeooo:rsid="00255c9d" officeooo:paragraph-rsid="00255c9d" style:font-style-asian="normal" style:font-weight-asian="normal" style:font-style-complex="normal" style:font-weight-complex="normal"/>
    </style:style>
    <style:style style:name="P18" style:family="paragraph" style:parent-style-name="Standard" style:list-style-name="L1">
      <style:text-properties style:font-name="Times new roman" fo:font-style="normal" fo:font-weight="normal" officeooo:rsid="0027455b" officeooo:paragraph-rsid="0027455b" style:font-style-asian="normal" style:font-weight-asian="normal" style:font-style-complex="normal" style:font-weight-complex="normal"/>
    </style:style>
    <style:style style:name="P19" style:family="paragraph" style:parent-style-name="Standard" style:list-style-name="L1">
      <style:text-properties style:font-name="Times new roman" fo:font-style="normal" fo:font-weight="normal" officeooo:rsid="00280314" officeooo:paragraph-rsid="00280314" style:font-style-asian="normal" style:font-weight-asian="normal" style:font-style-complex="normal" style:font-weight-complex="normal"/>
    </style:style>
    <style:style style:name="P20" style:family="paragraph" style:parent-style-name="Standard">
      <style:text-properties style:font-name="Times new roman" fo:font-weight="normal" officeooo:rsid="00158dcb" officeooo:paragraph-rsid="00158dcb" style:font-weight-asian="normal" style:font-weight-complex="normal"/>
    </style:style>
    <style:style style:name="T1" style:family="text">
      <style:text-properties officeooo:rsid="0010306c"/>
    </style:style>
    <style:style style:name="T2" style:family="text">
      <style:text-properties officeooo:rsid="001464b2"/>
    </style:style>
    <style:style style:name="T3" style:family="text">
      <style:text-properties officeooo:rsid="0019274b"/>
    </style:style>
    <style:style style:name="T4" style:family="text">
      <style:text-properties officeooo:rsid="0027455b"/>
    </style:style>
    <style:style style:name="T5" style:family="text">
      <style:text-properties officeooo:rsid="00280314"/>
    </style:style>
    <style:style style:name="T6" style:family="text">
      <style:text-properties officeooo:rsid="002a08ce"/>
    </style:style>
    <style:style style:name="T7" style:family="text">
      <style:text-properties officeooo:rsid="002b84f9"/>
    </style:style>
    <style:style style:name="T8" style:family="text">
      <style:text-properties officeooo:rsid="00362b0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FRL Research Collaboration Program</text:p>
      <text:p text:style-name="P2"/>
      <text:p text:style-name="P2"/>
      <text:p text:style-name="P2">Contract:<text:tab/><text:tab/>FA8650-13-C-5800</text:p>
      <text:p text:style-name="P3"/>
      <text:p text:style-name="P2">Project Title:<text:tab/>Extraction of Social Context via Synthetic</text:p>
      <text:p text:style-name="P2"><text:tab/><text:tab/><text:tab/>Pollination for Information Tracking and Control</text:p>
      <text:p text:style-name="P3"/>
      <text:p text:style-name="P2">University: <text:tab/>Louisiana Tech University</text:p>
      <text:p text:style-name="P2"/>
      <text:p text:style-name="P2"/>
      <text:p text:style-name="P3">REPORT COVERS PERIOD 01-<text:span text:style-name="T1">APR</text:span>-14 THROUGH 01-<text:span text:style-name="T1">JUL</text:span>-14</text:p>
      <text:p text:style-name="P1"/>
      <text:p text:style-name="P15">PROJECT TEAM MEMBERS</text:p>
      <text:p text:style-name="P4"/>
      <text:p text:style-name="P1">Lead University POC</text:p>
      <text:p text:style-name="P4">Dr. Jean Gourd</text:p>
      <text:p text:style-name="P4">318-257-4301</text:p>
      <text:p text:style-name="P4">jgourd@latech.edu</text:p>
      <text:p text:style-name="P4"/>
      <text:p text:style-name="P1">Students</text:p>
      <text:p text:style-name="P4">Thomas Bozeman</text:p>
      <text:p text:style-name="P4">Computer Science undergraduate student, senior</text:p>
      <text:p text:style-name="P4"/>
      <text:p text:style-name="P4">Shawn Killeen</text:p>
      <text:p text:style-name="P4">Computer Science undergraduate student, sophomore</text:p>
      <text:p text:style-name="P4"/>
      <text:p text:style-name="P1">AFRL Technical POC</text:p>
      <text:p text:style-name="P4">Kenneth Littlejohn</text:p>
      <text:p text:style-name="P16">TECHNICAL DISCUSSION</text:p>
      <text:p text:style-name="P5"/>
      <text:p text:style-name="P6">Background</text:p>
      <text:p text:style-name="P5">This work centers around a synthetic biological mechanism that is based on the collection and analysis of network data designed to assist in the tracking and control of information flow in a LAN. <text:s/>This mechanism can be used to aid in the detection and mitigation of insider threats, for example, through the early prediction of adversarial behavior. </text:p>
      <text:p text:style-name="P5"/>
      <text:p text:style-name="P5">At the core of this mechanism is a concept called “pollination” that is modeled biologically after the activities of bees. <text:s/>In the course of utilizing a node, users will leave “pollen” indicating their interests in terms of other nodes, users, and external entities. <text:s/>This meta-data is distinct in that it is contextual in nature and ultimately reduces the amount of information an analyst must process while providing contextual connections that are either missing from data or difficult and expensive to correlate. <text:s/>Once analyzed, it can be used for early prediction of malicious behavior for the purpose of detecting insider threats early enough to assist in preventing attacks.</text:p>
      <text:p text:style-name="P5"/>
      <text:p text:style-name="P5">The proposed work centers on a mechanism called “pollination,” a distributed host-based sensor network that utilizes intelligent agents to dynamically process raw network data into meta-data. <text:s/>This meta-data is not designed to replace existing data, but is rather intended to provide additional context via distributed preprocessing. <text:s/>The goal is to measure specific social behaviors as they happen, as opposed to measuring everything and then proceeding to work backwards as is typically done in traditional forensics. <text:s/>This data takes the form of social context and provides information about the relationships formed between nodes and users, and allows the tracking of information through the network.</text:p>
      <text:p text:style-name="P5"/>
      <text:p text:style-name="P5">Pollination is a scheme that relies upon the biological metaphor of bees. <text:s/>For the sake of the metaphor, messages within the network implementing pollination are bees while nodes are flowers. <text:s/>This allows for the tracking of communicating peers at the end points. <text:s/>A more thorough introduction of the pollination scheme and its potential applications can be found in our introductory paper on the topic [3].</text:p>
      <text:p text:style-name="P5"/>
      <text:p text:style-name="P5"><text:span text:style-name="T2">P</text:span>ollen does not present a binary record of social interactions, and the quantity of pollen present would be indicative of the relative strength of a social connection. <text:s/>The pollen collected on individual messages provides for additional forensics capabilities in the form of a visit history. <text:s/>This visit history of individual packets could potentially be used to detect attackers or insiders trying to stealthily sniff packets even if they were not necessarily changing them. <text:s/>In addition, the need to pollinate incoming information at the network edge leads to the opportunity to automatically classify WAN (wide area network) traffic and thus generate a social selection of users that are interested in that traffic. <text:s/></text:p>
      <text:p text:style-name="P5"/>
      <text:p text:style-name="P5">A major component of the pollination mechanism revolves around an intelligent agent-based command and control (C2) system. <text:s/>This component is necessary to house and display the aggregated information from the pollination network. <text:s/>Through the mechanism of collecting the information, data can be correlated providing for additional context and some data integrity checking. <text:s/>There is an inherent anomaly detection included in this correlation. <text:s/>Because of the double-ended nature of pollination, the reports from sender and receiver should more or less <text:soft-page-break/>agree. <text:s/>Furthermore, this data can be used as a behavioral use pattern although it does not give insight into whether these patterns are normal or abnormal. <text:s/>However, it is likely that classification mechanisms will assist with this. <text:s/>The meta-data provides additional information that would normally be time-consuming to mine out of lower level data. <text:s/>This leads to a net reduction in the amount of data a higher level algorithm would have to consider in a first pass situation particularly with the inclusion of more sophisticated classification algorithms. <text:s/>Via user input and interaction, the classification mechanisms can be further modified allowing for the dynamic tweaking of the distributed sensor network.</text:p>
      <text:p text:style-name="P5"/>
      <text:p text:style-name="P7">Current Work</text:p>
      <text:p text:style-name="P20"/>
      <text:p text:style-name="P8">Method #2: Cascading Signatures</text:p>
      <text:p text:style-name="P9"><text:span text:style-name="T3">Work has been done to create a proof-of-concept implementation of the C</text:span>ascading <text:span text:style-name="T3">S</text:span>ignatures method, whose <text:span text:style-name="T6">messenger </text:span>protocol<text:span text:style-name="T5">s</text:span> <text:span text:style-name="T6">include </text:span>a list of visited hosts along with <text:span text:style-name="T3">a cryptographic signature renewed at each hop in the transmission. This has allowed us to pin down some of the finer points of how the Pollen network protocol should work: in the TCP/IP model, the protocol will reside in the network layer, just above TCP, allowing us to make use of its reliability. The pollen meta-data will be moved from the tail of the packet as was previously described to a header, as is typical for a network protocol. </text:span></text:p>
      <text:p text:style-name="P9"/>
      <text:p text:style-name="P11"><text:span text:style-name="T7">This implementation is being written </text:span>in the networking domain-specific language Scapy, which is built on top of the high-level programming language Python. Scapy was designed to be able to sniff and forge packets from the data-link layer and up, and by default has much functionality that will aid in testing or observing a network or a network protocol. </text:p>
      <text:p text:style-name="P11"/>
      <text:p text:style-name="P11">The fields currently called for in the Cascading Signatures protocol are: </text:p>
      <text:p text:style-name="P10"/>
      <text:list xml:id="list4339758987650350708" text:style-name="L1">
        <text:list-item>
          <text:p text:style-name="P17"><text:span text:style-name="T4">hash </text:span>signature (currently using sha256: <text:span text:style-name="T4">32 bytes)</text:span></text:p>
        </text:list-item>
        <text:list-item>
          <text:p text:style-name="P18">hosts length field (byte or varint)</text:p>
        </text:list-item>
        <text:list-item>
          <text:p text:style-name="P19">list of host fields (byte or varint)</text:p>
        </text:list-item>
      </text:list>
      <text:p text:style-name="P12"/>
      <text:p text:style-name="P13">The<text:span text:style-name="T6">se fields are not yet set in stone: Scapy allows us to quickly and easily modify our protocol implementation as we uncover requirements for additional fields, such as originating user ID perhaps, or version number, or hash algorithm ID. For testing purposes and simplicity, both the host ID fields and the hosts list length field will initially be bytes, while later versions will compare efficiency ratings between larger fixed-width fields and varints, which are variable width fields where each byte except the last has the most-significant-bit set. The trade-offs for varints are that they scale well while saving space, versus requiring an extra bit of meta-data for each byte of content compared to fixed-width fields. Fixed-width fields would also give us the added benefit of being able to jump to the payload faster. </text:span></text:p>
      <text:p text:style-name="P13"/>
      <text:p text:style-name="P14">The next phase in this project will be to begin writing a <text:span text:style-name="T8">Linux</text:span> kernel module to intercept incoming and outgoing TCP connections and to wrap them in our protocol, <text:span text:style-name="T8">and to begin a proof-of-concept implementation of a C2 system.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igure" style:family="paragraph" style:parent-style-name="Caption"/>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my Bozeman</meta:initial-creator>
    <meta:creation-date>2014-07-13T17:30:33.358197654</meta:creation-date>
    <dc:date>2014-07-15T17:02:42.207471883</dc:date>
    <dc:creator>Tommy Bozeman</dc:creator>
    <meta:editing-duration>P1DT13H41M53S</meta:editing-duration>
    <meta:editing-cycles>10</meta:editing-cycles>
    <meta:generator>LibreOffice/4.1.3.2$Linux_X86_64 LibreOffice_project/410m0$Build-2</meta:generator>
    <meta:document-statistic meta:table-count="0" meta:image-count="0" meta:object-count="0" meta:page-count="4" meta:paragraph-count="36" meta:word-count="1069" meta:character-count="6924" meta:non-whitespace-character-count="5859"/>
  </office:meta>
</office:document-meta>
</file>